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ff0000" fo:font-size="16pt" style:font-size-asian="16pt" style:font-size-complex="16pt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0000" fo:font-size="24pt" style:font-size-asian="24pt" style:font-size-complex="24pt"/>
    </style:style>
    <style:style style:name="T3" style:family="text">
      <style:text-properties fo:color="#ff0000" fo:font-size="16pt" style:font-size-asian="16pt" style:font-size-complex="16pt"/>
    </style:style>
    <style:style style:name="T4" style:family="text">
      <style:text-properties fo:color="#ff3333" fo:font-size="15pt" style:font-size-asian="15pt" style:font-size-complex="15pt"/>
    </style:style>
    <style:style style:name="T5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ogress Report : Week </text:span><text:span text:style-name="T2">09</text:span></text:p>
      <text:p text:style-name="Standard"><text:span text:style-name="T1">Team:　</text:span><text:span text:style-name="T2">Tsujigiri</text:span></text:p>
      <text:p text:style-name="P1"/>
      <text:p text:style-name="Standard"><text:span text:style-name="T4">各課題の実装方針や、必要と思われるその他作業の見積もりなど。</text:span></text:p>
      <text:p text:style-name="Standard">Git,Githubの作業を円滑にするGUIの共有。また、アルゴリズムを実装する上での値の受け渡しや計算方法を考えた。</text:p>
      <text:p text:style-name="Standard"/>
      <text:p text:style-name="Standard"><text:span text:style-name="T3">s1240xxx: </text:span></text:p>
      <text:p text:style-name="Standard"><text:span text:style-name="T3">メンバーが行った作業内容について書く。</text:span></text:p>
      <text:p text:style-name="Standard"><text:span text:style-name="T3">たとえば、どの処理を実装したか、こういう入力に対してこう対応したとか、こういうテストデータを作ったとか、環境設定を行ったなど。</text:span></text:p>
      <text:p text:style-name="P2"/>
      <text:p text:style-name="Standard"><text:span text:style-name="T5">s1230023</text:span></text:p>
      <text:p text:style-name="Standard">曖昧だったアルゴリズムについて調べ、メンバーと認識を共有した。Phase1Ex3,4の様々な場合を想定して、テストデータを作りかけた。</text:p>
      <text:p text:style-name="Standard"/>
      <text:p text:style-name="Standard"><text:span text:style-name="T5">s1250103</text:span></text:p>
      <text:p text:style-name="Standard"><text:tab/>要求定義の練習をした。ex1を例に、要求仕様書を作成。ユースケース図とステートマシン図を作成した。</text:p>
      <text:p text:style-name="Standard"/>
      <text:p text:style-name="Standard"><text:span text:style-name="T5">s1250189</text:span></text:p>
      <text:p text:style-name="Standard">最短経路のアルゴリズムについてチームで認識を深め実装した。自身のPCでの環境設定を見直した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3" meta:word-count="320" meta:character-count="408" meta:non-whitespace-character-count="401"/>
    <meta:generator>LibreOfficeDev/6.0.5.2$Linux_X86_64 LibreOffice_project/</meta:generator>
  </office:meta>
</office:document-meta>
</file>